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M Sans 122" svg:font-family="'LM Sans 12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M Sans Demi Cond 102" svg:font-family="'LM Sans Demi Cond 10'" style:font-adornments="10 Regular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3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10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5cm" fo:padding-top="0.2cm" fo:padding-bottom="0.2cm" fo:padding-left="0.325cm" fo:padding-right="0.325cm"/>
      <style:paragraph-properties style:writing-mode="lr-tb"/>
    </style:style>
    <style:style style:name="gr1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499cm" fo:padding-top="0.2cm" fo:padding-bottom="0.2cm" fo:padding-left="0.325cm" fo:padding-right="0.325cm"/>
      <style:paragraph-properties style:writing-mode="lr-tb"/>
    </style:style>
    <style:style style:name="gr1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draw:fill="solid" draw:fill-color="#fff200" fo:min-height="1.575cm"/>
      <style:paragraph-properties style:writing-mode="lr-tb"/>
    </style:style>
    <style:style style:name="gr14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8cm" fo:min-width="0cm" fo:padding-top="0.2cm" fo:padding-bottom="0.2cm" fo:padding-left="0.325cm" fo:padding-right="0.325cm"/>
      <style:paragraph-properties style:writing-mode="lr-tb"/>
    </style:style>
    <style:style style:name="gr15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9cm" fo:min-width="0cm" fo:padding-top="0.2cm" fo:padding-bottom="0.2cm" fo:padding-left="0.325cm" fo:padding-right="0.325cm"/>
      <style:paragraph-properties style:writing-mode="lr-tb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draw:fill="none" fo:min-height="0.712cm"/>
      <style:paragraph-properties style:writing-mode="lr-tb"/>
    </style:style>
    <style:style style:name="gr18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65cm"/>
    </style:style>
    <style:style style:name="gr19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724cm"/>
    </style:style>
    <style:style style:name="gr20" style:family="graphic" style:parent-style-name="standard">
      <style:graphic-properties draw:stroke="none" draw:fill="none" fo:min-height="4.797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506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Subtitle-title">
      <style:graphic-properties draw:auto-grow-height="true" fo:min-height="2.629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title">
      <style:graphic-properties fo:min-height="2.186cm"/>
      <style:paragraph-properties style:writing-mode="lr-tb"/>
    </style:style>
    <style:style style:name="pr11" style:family="presentation" style:parent-style-name="Default-title">
      <style:graphic-properties fo:min-height="2.211cm"/>
      <style:paragraph-properties style:writing-mode="lr-tb"/>
    </style:style>
    <style:style style:name="pr12" style:family="presentation" style:parent-style-name="Default-outline1">
      <style:graphic-properties fo:min-height="8.883cm"/>
      <style:paragraph-properties style:writing-mode="lr-tb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co3" style:family="table-column">
      <style:table-column-properties style:column-width="1.768cm" style:use-optimal-column-width="false"/>
    </style:style>
    <style:style style:name="co4" style:family="table-column">
      <style:table-column-properties style:column-width="1.77cm" style:use-optimal-column-width="false"/>
    </style:style>
    <style:style style:name="co5" style:family="table-column">
      <style:table-column-properties style:column-width="1.777cm" style:use-optimal-column-width="false"/>
    </style:style>
    <style:style style:name="co6" style:family="table-column">
      <style:table-column-properties style:column-width="1.769cm" style:use-optimal-column-width="false"/>
    </style:style>
    <style:style style:name="ro1" style:family="table-row">
      <style:table-row-properties style:row-height="1.968cm" style:use-optimal-row-height="false"/>
    </style:style>
    <style:style style:name="ro2" style:family="table-row">
      <style:table-row-properties style:row-height="1.971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0cm" fo:margin-right="0cm" fo:margin-top="0.499cm" fo:margin-bottom="0cm" fo:text-indent="0cm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style:paragraph-properties style:writing-mode="lr-tb"/>
      <style:text-properties fo:color="#0066b3"/>
    </style:style>
    <style:style style:name="P15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 style:writing-mode="lr-tb"/>
      <style:text-properties fo:font-size="18pt"/>
    </style:style>
    <style:style style:name="P18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19" style:family="paragraph">
      <loext:graphic-properties draw:fill="solid" draw:fill-color="#fff200"/>
      <style:paragraph-properties style:writing-mode="lr-tb"/>
    </style:style>
    <style:style style:name="P20" style:family="paragraph">
      <loext:graphic-properties draw:fill="none"/>
      <style:paragraph-properties style:writing-mode="lr-tb"/>
      <style:text-properties fo:font-size="18pt" fo:font-style="normal" style:font-style-asian="normal" style:font-style-complex="normal"/>
    </style:style>
    <style:style style:name="P21" style:family="paragraph">
      <loext:graphic-properties draw:fill-color="#fff200" draw:opacity="38%"/>
      <style:paragraph-properties fo:text-align="center"/>
    </style:style>
    <style:style style:name="P22" style:family="paragraph">
      <style:paragraph-properties fo:line-height="115%" fo:text-align="center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size="32pt" fo:font-style="normal" style:font-size-asian="32pt" style:font-style-asian="normal" style:font-size-complex="32pt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cccccc"/>
    </style:style>
    <style:style style:name="T13" style:family="text">
      <style:text-properties style:font-name="FreeSerif" fo:font-style="italic" style:font-style-asian="italic" style:font-style-complex="itali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FreeSerif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variant="normal" fo:text-transform="none" fo:color="#2a6099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1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1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2a6099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2a6099" fo:font-weight="bold" style:font-weight-asian="bold" style:font-weight-complex="bold"/>
    </style:style>
    <style:style style:name="T22" style:family="text">
      <style:text-properties style:font-name="FreeSerif" fo:font-style="italic" style:font-name-asian="Liberation Sans4" style:font-style-asian="italic" style:font-name-complex="Liberation Sans4" style:font-style-complex="italic"/>
    </style:style>
    <style:style style:name="T23" style:family="text">
      <style:text-properties style:font-name="Liberation Sans4" style:font-name-asian="Liberation Sans4" style:font-name-complex="Liberation Sans4"/>
    </style:style>
    <style:style style:name="T24" style:family="text">
      <style:text-properties style:font-name="Liberation Sans1" style:font-name-asian="Liberation Sans4" style:font-name-complex="Liberation Sans4"/>
    </style:style>
    <style:style style:name="T25" style:family="text">
      <style:text-properties fo:color="#2a6099" style:font-name="Liberation Sans4" fo:font-weight="bold" style:font-name-asian="Liberation Sans4" style:font-weight-asian="bold" style:font-name-complex="Liberation Sans4" style:font-weight-complex="bold"/>
    </style:style>
    <style:style style:name="T26" style:family="text">
      <style:text-properties fo:color="#2a6099" style:font-name="Liberation Sans4" style:font-name-asian="Liberation Sans4" style:font-name-complex="Liberation Sans4"/>
    </style:style>
    <style:style style:name="T27" style:family="text">
      <style:text-properties fo:color="#0066b3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ize="18pt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2" style:family="text">
      <style:text-properties fo:font-size="18pt" fo:font-style="normal" style:font-style-asian="normal" style:font-style-complex="normal"/>
    </style:style>
    <style:style style:name="T33" style:family="text">
      <style:text-properties fo:font-size="18pt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Closenes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“ChaTo”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D. Easley and J. Kleinberg (2010). Networks, Crowds, and Markets – </text:span><text:span text:style-name="T7"><text:a xlink:href="https://www.cs.cornell.edu/home/kleinber/networks-book/networks-book-ch03.pdf" xlink:type="simple">Section 3.6B</text:a></text:span></text:p>
              </text:list-item>
              <text:list-item>
                <text:p text:style-name="P8"><text:span text:style-name="T8">P. Boldi and S. Vigna (2014). </text:span><text:span text:style-name="T8"><text:a xlink:href="http://www.tandfonline.com/doi/abs/10.1080/15427951.2013.865686" xlink:type="simple">Axioms for Centrality</text:a></text:span><text:span text:style-name="T8"><text:s/>in </text:span><text:span text:style-name="T9">Internet Mathematics</text:span><text:span text:style-name="T8">.</text:span></text:p>
              </text:list-item>
              <text:list-item>
                <text:p text:style-name="P8"><text:span text:style-name="T8">Esposito and Pesce (2015): </text:span><text:span text:style-name="T8"><text:a xlink:href="http://www.slideshare.net/emapesce/network-centrality-measures-and-their-effectiveness" xlink:type="simple">Survey of Centrality</text:a></text:span><text:span text:style-name="T8">.</text:span></text:p>
              </text:list-item>
              <text:list-item>
                <text:p text:style-name="P9"><text:span text:style-name="T7">F. Menczer, S. Fortunato, C. A. Davis (2020). </text:span><text:span text:style-name="T10">A First Course in Network Science – Chapter 02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6" draw:text-style-name="P7" draw:layer="layout" svg:width="25.199cm" svg:height="12.178cm" svg:x="1.4cm" svg:y="3.314cm" presentation:class="outline" presentation:user-transformed="true">
          <draw:text-box>
            <text:list text:style-name="L2">
              <text:list-item>
                <text:p><text:span text:style-name="T11">Non-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</text:list-item>
                </text:list>
              </text:list-item>
              <text:list-item>
                <text:p text:style-name="P11"><text:span text:style-name="T12">Spectral</text:span></text:p>
                <text:list>
                  <text:list-item>
                    <text:p><text:span text:style-name="T12">HITS</text:span></text:p>
                  </text:list-item>
                  <text:list-item>
                    <text:p><text:span text:style-name="T12">PageRank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3.506cm" svg:x="1.4cm" svg:y="-0.563cm" presentation:class="title" presentation:user-transformed="true">
          <draw:text-box>
            <text:p>Is <text:span text:style-name="T13">u</text:span> a well-connected person?</text:p>
          </draw:text-box>
        </draw:frame>
        <draw:frame presentation:style-name="pr6" draw:text-style-name="P7" draw:layer="layout" svg:width="26.924cm" svg:height="12.178cm" svg:x="0.762cm" svg:y="2.614cm" presentation:class="outline" presentation:user-transformed="true">
          <draw:text-box>
            <text:list text:style-name="L2">
              <text:list-item>
                <text:p><text:span text:style-name="T14">Degree: </text:span><text:span text:style-name="T15">u</text:span><text:span text:style-name="T14"> has many connections</text:span></text:p>
              </text:list-item>
              <text:list-item>
                <text:p text:style-name="P11"><text:span text:style-name="T16">Closeness:</text:span><text:span text:style-name="T17"> </text:span><text:span text:style-name="T15">u</text:span><text:span text:style-name="T14"> is close to many people</text:span></text:p>
                <text:list>
                  <text:list-item>
                    <text:p><text:span text:style-name="T18">Average distance from </text:span><text:span text:style-name="T15">u</text:span><text:span text:style-name="T14"> is small</text:span></text:p>
                  </text:list-item>
                </text:list>
              </text:list-item>
              <text:list-item>
                <text:p><text:span text:style-name="T16">Betweenness</text:span><text:span text:style-name="T19">:</text:span><text:span text:style-name="T20"> many connections pass through </text:span><text:span text:style-name="T15">u</text:span></text:p>
                <text:list>
                  <text:list-item>
                    <text:p><text:span text:style-name="T18">Large number of shortest paths pass through </text:span><text:span text:style-name="T15">u</text:span></text:p>
                  </text:list-item>
                </text:list>
              </text:list-item>
              <text:list-item>
                <text:p text:style-name="P11"><text:span text:style-name="T20">PageRank: </text:span><text:span text:style-name="T15">u is connected to the well-connected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 presentation:use-date-time-name="dtd1">
        <draw:frame presentation:style-name="pr8" draw:text-style-name="P7" draw:layer="layout" svg:width="25.191cm" svg:height="2.629cm" svg:x="1.479cm" svg:y="6.007cm" presentation:class="title" presentation:user-transformed="true">
          <draw:text-box>
            <text:p>Closenes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draw:frame presentation:style-name="pr10" draw:text-style-name="P7" draw:layer="layout" svg:width="25.199cm" svg:height="2.186cm" svg:x="1.4cm" svg:y="-0.185cm" presentation:class="title" presentation:user-transformed="true">
          <draw:text-box>
            <text:p>Closeness</text:p>
          </draw:text-box>
        </draw:frame>
        <draw:frame presentation:style-name="pr6" draw:text-style-name="P7" draw:layer="layout" svg:width="25.199cm" svg:height="12.178cm" svg:x="1.4cm" svg:y="2.114cm" presentation:class="outline" presentation:user-transformed="true">
          <draw:text-box>
            <text:list text:style-name="L2">
              <text:list-item>
                <text:p>Distance between two nodes is <text:span text:style-name="T13">d(u,v)</text:span></text:p>
              </text:list-item>
              <text:list-item>
                <text:p><text:span text:style-name="T21">Closeness</text:span> is the reciprocal of the sum of distances</text:p>
                <text:p/>
              </text:list-item>
              <text:list-item>
                <text:p>Some graphs are not connected, in that case <text:span text:style-name="T13">d(u,v)</text:span> can be <text:span text:style-name="T22">∞</text:span><text:span text:style-name="T23">; assuming</text:span><text:span text:style-name="T24"> </text:span><text:span text:style-name="T22">1/∞ = 0</text:span><text:span text:style-name="T23"> one can define the </text:span><text:span text:style-name="T25">harmonic closeness</text:span><text:span text:style-name="T26">:</text:span></text:p>
              </text:list-item>
            </text:list>
          </draw:text-box>
        </draw:frame>
        <draw:g>
          <svg:title>TexMaths</svg:title>
          <svg:desc>28§display§\operatorname{closeness}(u) = \frac{1}{\sum_{v \in V, v \ne u} d(u,v)}§svg§600§FALSE§</svg:desc>
          <draw:polygon draw:style-name="gr5" draw:text-style-name="P12" draw:layer="layout" svg:width="13.769cm" svg:height="2.404cm" svg:x="7.075cm" svg:y="6.095cm" svg:viewBox="0 0 13770 2405" draw:points="6886,2405 0,2405 0,0 13770,0 13770,2405">
            <text:p/>
          </draw:polygon>
          <draw:path draw:style-name="gr6" draw:text-style-name="P13" draw:layer="layout" svg:width="0.375cm" svg:height="0.454cm" svg:x="7.109cm" svg:y="6.95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3" draw:layer="layout" svg:width="0.221cm" svg:height="0.684cm" svg:x="7.545cm" svg:y="6.711cm" svg:viewBox="0 0 222 685" svg:d="M143 0l-143 11v32c69 0 78 6 78 53v513c0 45-11 45-78 45v31c34-2 85-2 110-2 24 0 74 0 112 2v-31c-67 0-79 0-79-45z">
            <text:p/>
          </draw:path>
          <draw:path draw:style-name="gr6" draw:text-style-name="P13" draw:layer="layout" svg:width="0.438cm" svg:height="0.454cm" svg:x="7.814cm" svg:y="6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3" draw:layer="layout" svg:width="0.324cm" svg:height="0.454cm" svg:x="8.309cm" svg:y="6.9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3" draw:layer="layout" svg:width="0.382cm" svg:height="0.454cm" svg:x="8.695cm" svg:y="6.9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3" draw:layer="layout" svg:width="0.496cm" svg:height="0.436cm" svg:x="9.136cm" svg:y="6.9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3" draw:layer="layout" svg:width="0.382cm" svg:height="0.454cm" svg:x="9.678cm" svg:y="6.9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3" draw:layer="layout" svg:width="0.324cm" svg:height="0.454cm" svg:x="10.119cm" svg:y="6.9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3" draw:layer="layout" svg:width="0.324cm" svg:height="0.454cm" svg:x="10.509cm" svg:y="6.9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3" draw:layer="layout" svg:width="0.23cm" svg:height="0.984cm" svg:x="10.962cm" svg:y="6.65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3" draw:layer="layout" svg:width="0.508cm" svg:height="0.447cm" svg:x="11.275cm" svg:y="6.96cm" svg:viewBox="0 0 509 448" svg:d="M318 381c9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3" draw:layer="layout" svg:width="0.23cm" svg:height="0.984cm" svg:x="11.867cm" svg:y="6.65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3" draw:layer="layout" svg:width="0.655cm" svg:height="0.232cm" svg:x="12.521cm" svg:y="7.0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3" draw:layer="layout" svg:width="0.326cm" svg:height="0.657cm" svg:x="17.075cm" svg:y="6.075cm" svg:viewBox="0 0 327 658" svg:d="M204 25c0-23 0-25-23-25-62 63-150 63-181 63v31c20 0 78 0 130-27v513c0 36-2 47-92 47h-31v31c33-4 121-4 159-4 40 0 125 0 161 4v-31h-31c-90 0-92-11-92-47z">
            <text:p/>
          </draw:path>
          <draw:polygon draw:style-name="gr6" draw:text-style-name="P13" draw:layer="layout" svg:width="7.221cm" svg:height="0.042cm" svg:x="13.623cm" svg:y="7.13cm" svg:viewBox="0 0 7222 43" draw:points="3611,43 0,43 0,0 7222,0 7222,43">
            <text:p/>
          </draw:polygon>
          <draw:path draw:style-name="gr6" draw:text-style-name="P13" draw:layer="layout" svg:width="0.929cm" svg:height="0.984cm" svg:x="13.679cm" svg:y="7.33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3" draw:layer="layout" svg:width="0.337cm" svg:height="0.313cm" svg:x="14.694cm" svg:y="8.0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3" draw:layer="layout" svg:width="0.382cm" svg:height="0.451cm" svg:x="15.155cm" svg:y="7.968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6" draw:text-style-name="P13" draw:layer="layout" svg:width="0.539cm" svg:height="0.485cm" svg:x="15.666cm" svg:y="7.894cm" svg:viewBox="0 0 540 486" svg:d="M439 83c27-38 49-56 85-58 9 0 16 0 16-16 0-2 0-9-9-9-16 0-38 2-56 2-20 0-49-2-72-2-4 0-13 2-13 16 0 9 9 9 13 9 23 2 27 9 27 20 0 9-4 15-11 27l-226 336-65-354c0-7 0-7 0-11 0-18 38-18 42-18 14 0 23 0 23-16 0 0-3-9-14-9-20 0-69 2-89 2-16 0-59-2-77-2-6 0-13 2-13 16 0 9 9 9 18 9 38 0 38 4 42 22l74 421c5 14 5 18 18 18 14 0 16-4 23-16z">
            <text:p/>
          </draw:path>
          <draw:path draw:style-name="gr6" draw:text-style-name="P13" draw:layer="layout" svg:width="0.089cm" svg:height="0.214cm" svg:x="16.195cm" svg:y="8.286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13" draw:layer="layout" svg:width="0.337cm" svg:height="0.313cm" svg:x="16.383cm" svg:y="8.0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3" draw:layer="layout" svg:width="0.382cm" svg:height="0.64cm" svg:x="16.887cm" svg:y="7.873cm" svg:viewBox="0 0 383 641" svg:d="M376 31c5-9 7-11 7-13 0-9-7-18-18-18-9 0-13 7-18 13l-343 596c-4 9-4 11-4 14 0 9 7 18 18 18 9 0 13-7 16-14z">
            <text:p/>
          </draw:path>
          <draw:path draw:style-name="gr6" draw:text-style-name="P13" draw:layer="layout" svg:width="0.508cm" svg:height="0.187cm" svg:x="16.817cm" svg:y="8.1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3" draw:layer="layout" svg:width="0.402cm" svg:height="0.313cm" svg:x="17.406cm" svg:y="8.062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12-56 4-18 11-47 13-63l16-60c4-18 13-47 13-52 0-13-11-22-24-22-25 0-30 20-36 42z">
            <text:p/>
          </draw:path>
          <draw:path draw:style-name="gr6" draw:text-style-name="P13" draw:layer="layout" svg:width="0.469cm" svg:height="0.696cm" svg:x="18.092cm" svg:y="7.387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3" draw:layer="layout" svg:width="0.23cm" svg:height="0.984cm" svg:x="18.663cm" svg:y="7.33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3" draw:layer="layout" svg:width="0.508cm" svg:height="0.447cm" svg:x="18.977cm" svg:y="7.634cm" svg:viewBox="0 0 509 448" svg:d="M318 381c11 42 45 67 87 67 34 0 59-22 74-54 16-36 30-96 30-98 0-9-9-9-12-9-11 0-11 2-15 18-14 53-32 121-74 121-20 0-29-12-29-45 0-23 11-67 18-103l29-108c2-13 13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3" draw:layer="layout" svg:width="0.115cm" svg:height="0.295cm" svg:x="19.595cm" svg:y="7.96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3" draw:layer="layout" svg:width="0.434cm" svg:height="0.447cm" svg:x="19.976cm" svg:y="7.634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6" draw:text-style-name="P13" draw:layer="layout" svg:width="0.23cm" svg:height="0.984cm" svg:x="20.516cm" svg:y="7.33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operatorname{hcloseness}(u) = \sum_{v \neq u} \frac{1}{d(u,v)}§svg§600§FALSE</svg:desc>
          <draw:polygon draw:style-name="gr7" draw:text-style-name="P12" draw:layer="layout" svg:width="11.538cm" svg:height="2.619cm" svg:x="6.99cm" svg:y="13.154cm" svg:viewBox="0 0 11539 2620" draw:points="5771,2620 0,2620 0,0 11539,0 11539,2620">
            <text:p/>
          </draw:polygon>
          <draw:path draw:style-name="gr8" draw:text-style-name="P13" draw:layer="layout" svg:width="0.497cm" svg:height="0.685cm" svg:x="7.021cm" svg:y="13.77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8" draw:text-style-name="P13" draw:layer="layout" svg:width="0.377cm" svg:height="0.453cm" svg:x="7.57cm" svg:y="14.014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8" draw:text-style-name="P13" draw:layer="layout" svg:width="0.22cm" svg:height="0.685cm" svg:x="8.006cm" svg:y="13.77cm" svg:viewBox="0 0 221 686" svg:d="M143 0l-143 11v31c70 0 78 6 78 56v512c0 45-11 45-78 45v31c34 0 87-3 112-3 22 0 73 3 109 3v-31c-67 0-78 0-78-45z">
            <text:p/>
          </draw:path>
          <draw:path draw:style-name="gr8" draw:text-style-name="P13" draw:layer="layout" svg:width="0.439cm" svg:height="0.453cm" svg:x="8.275cm" svg:y="14.01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8" draw:text-style-name="P13" draw:layer="layout" svg:width="0.324cm" svg:height="0.453cm" svg:x="8.771cm" svg:y="14.0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3" draw:layer="layout" svg:width="0.383cm" svg:height="0.453cm" svg:x="9.154cm" svg:y="14.0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3" draw:layer="layout" svg:width="0.497cm" svg:height="0.436cm" svg:x="9.597cm" svg:y="14.01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3" draw:layer="layout" svg:width="0.383cm" svg:height="0.453cm" svg:x="10.14cm" svg:y="14.0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3" draw:layer="layout" svg:width="0.324cm" svg:height="0.453cm" svg:x="10.583cm" svg:y="14.0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3" draw:layer="layout" svg:width="0.324cm" svg:height="0.453cm" svg:x="10.969cm" svg:y="14.0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3" draw:layer="layout" svg:width="0.231cm" svg:height="0.984cm" svg:x="11.423cm" svg:y="13.717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3" draw:layer="layout" svg:width="0.509cm" svg:height="0.447cm" svg:x="11.736cm" svg:y="14.01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3" draw:layer="layout" svg:width="0.231cm" svg:height="0.984cm" svg:x="12.327cm" svg:y="13.717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8" draw:text-style-name="P13" draw:layer="layout" svg:width="0.657cm" svg:height="0.231cm" svg:x="12.982cm" svg:y="14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3" draw:layer="layout" svg:width="1.312cm" svg:height="1.379cm" svg:x="14.055cm" svg:y="13.51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8" draw:text-style-name="P13" draw:layer="layout" svg:width="0.338cm" svg:height="0.313cm" svg:x="13.999cm" svg:y="15.332cm" svg:viewBox="0 0 339 314" svg:d="M339 56c0-56-34-56-37-56-16 0-36 20-36 36 0 12 6 17 11 23 11 8 25 28 25 56 0 31-44 179-126 179-58 0-58-50-58-62 0-30 14-70 39-134 5-14 11-25 11-36 0-37-31-62-67-62-70 0-101 95-101 106 0 9 8 9 11 9 11 0 11-3 14-11 17-56 45-84 73-84 11 0 17 8 17 25s-6 31-11 47c-31 76-37 107-37 132 0 67 53 90 107 90 114 0 165-202 165-258z">
            <text:p/>
          </draw:path>
          <draw:path draw:style-name="gr8" draw:text-style-name="P13" draw:layer="layout" svg:width="0.383cm" svg:height="0.64cm" svg:x="14.503cm" svg:y="15.145cm" svg:viewBox="0 0 384 641" svg:d="M378 31c6-9 6-11 6-14 0-9-9-17-17-17-11 0-14 6-20 14l-341 596c-6 9-6 12-6 14 0 9 6 17 17 17 8 0 14-5 17-14z">
            <text:p/>
          </draw:path>
          <draw:path draw:style-name="gr8" draw:text-style-name="P13" draw:layer="layout" svg:width="0.509cm" svg:height="0.187cm" svg:x="14.433cm" svg:y="15.372cm" svg:viewBox="0 0 510 188" svg:d="M484 34c9 0 26 0 26-17s-17-17-26-17h-459c-8 0-25 0-25 17s17 17 25 17zM484 188c9 0 26 0 26-17s-17-17-26-17h-459c-8 0-25 0-25 17s17 17 25 17z">
            <text:p/>
          </draw:path>
          <draw:path draw:style-name="gr8" draw:text-style-name="P13" draw:layer="layout" svg:width="0.402cm" svg:height="0.313cm" svg:x="15.021cm" svg:y="15.332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4 0-11 6-36 12-56 2-16 11-47 14-61l16-62c3-17 12-47 12-53 0-14-12-22-23-22-25 0-31 22-36 44z">
            <text:p/>
          </draw:path>
          <draw:path draw:style-name="gr8" draw:text-style-name="P13" draw:layer="layout" svg:width="0.327cm" svg:height="0.657cm" svg:x="16.972cm" svg:y="13.13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3" draw:layer="layout" svg:width="2.793cm" svg:height="0.041cm" svg:x="15.738cm" svg:y="14.187cm" svg:viewBox="0 0 2794 42" draw:points="1397,42 0,42 0,0 2794,0 2794,42">
            <text:p/>
          </draw:polygon>
          <draw:path draw:style-name="gr8" draw:text-style-name="P13" draw:layer="layout" svg:width="0.469cm" svg:height="0.696cm" svg:x="15.777cm" svg:y="14.445cm" svg:viewBox="0 0 470 697" svg:d="M470 11c0 0 0-11-11-11-17 0-109 8-126 11-8 0-14 6-14 20 0 11 9 11 23 11 47 0 50 6 50 17l-3 19-59 236c-19-40-47-65-92-65-115 0-238 146-238 289 0 92 53 159 132 159 19 0 70-6 128-75 9 41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3" draw:layer="layout" svg:width="0.231cm" svg:height="0.984cm" svg:x="16.345cm" svg:y="14.39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3" draw:layer="layout" svg:width="0.509cm" svg:height="0.447cm" svg:x="16.659cm" svg:y="14.694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3" draw:layer="layout" svg:width="0.117cm" svg:height="0.296cm" svg:x="17.28cm" svg:y="15.02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text-style-name="P13" draw:layer="layout" svg:width="0.433cm" svg:height="0.447cm" svg:x="17.661cm" svg:y="14.69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3" draw:layer="layout" svg:width="0.231cm" svg:height="0.984cm" svg:x="18.202cm" svg:y="14.39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draw:frame presentation:style-name="pr11" draw:text-style-name="P14" draw:layer="layout" svg:width="17.65cm" svg:height="2.211cm" svg:x="1.4cm" svg:y="0.837cm" presentation:class="title" presentation:user-transformed="true">
          <draw:text-box>
            <text:p><text:span text:style-name="T27">Exercise</text:span></text:p>
          </draw:text-box>
        </draw:frame>
        <draw:frame presentation:style-name="pr6" draw:text-style-name="P15" draw:layer="layout" svg:width="17.65cm" svg:height="1.944cm" svg:x="1.4cm" svg:y="3.014cm" presentation:class="outline" presentation:user-transformed="true">
          <draw:text-box>
            <text:p text:style-name="P3"><text:span text:style-name="T28">Compute closeness and harmonic closeness for all the nodes</text:span></text:p>
            <text:p text:style-name="P3"><text:span text:style-name="T28">d(u,v) = 1 if v is a neighbor of u</text:span></text:p>
          </draw:text-box>
        </draw:frame>
        <draw:custom-shape draw:style-name="gr9" draw:text-style-name="P16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xml:id="id1" draw:id="id1" draw:layer="layout" svg:width="1.624cm" svg:height="1.624cm" svg:x="6.344cm" svg:y="6.114cm">
          <text:p text:style-name="P17"><text:span text:style-name="T2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8" xml:id="id3" draw:id="id3" draw:layer="layout" svg:width="1.625cm" svg:height="1.624cm" svg:x="6.333cm" svg:y="11.37cm">
          <text:p text:style-name="P17"><text:span text:style-name="T2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xml:id="id2" draw:id="id2" draw:layer="layout" svg:width="1.624cm" svg:height="1.624cm" svg:x="10.666cm" svg:y="6.114cm">
          <text:p text:style-name="P17"><text:span text:style-name="T2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xml:id="id5" draw:id="id5" draw:layer="layout" svg:width="1.624cm" svg:height="1.624cm" svg:x="14.101cm" svg:y="8.388cm">
          <text:p text:style-name="P17"><text:span text:style-name="T29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xml:id="id6" draw:id="id6" draw:layer="layout" svg:width="1.624cm" svg:height="1.624cm" svg:x="17.402cm" svg:y="6.188cm">
          <text:p text:style-name="P17"><text:span text:style-name="T2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xml:id="id4" draw:id="id4" draw:layer="layout" svg:width="1.624cm" svg:height="1.624cm" svg:x="10.666cm" svg:y="11.311cm">
          <text:p text:style-name="P17"><text:span text:style-name="T2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6" draw:layer="layout" draw:type="line" svg:x1="7.968cm" svg:y1="6.926cm" svg:x2="10.666cm" svg:y2="6.926cm" draw:start-shape="id1" draw:start-glue-point="10" draw:end-shape="id2" draw:end-glue-point="6" svg:d="M7968 6926h2698" svg:viewBox="0 0 2699 1">
          <text:p/>
        </draw:connector>
        <draw:connector draw:style-name="gr12" draw:text-style-name="P16" draw:layer="layout" draw:type="line" svg:x1="7.156cm" svg:y1="7.738cm" svg:x2="7.146cm" svg:y2="11.37cm" draw:start-shape="id1" draw:start-glue-point="8" draw:end-shape="id3" draw:end-glue-point="4" svg:d="M7156 7738l-10 3632" svg:viewBox="0 0 11 3633">
          <text:p/>
        </draw:connector>
        <draw:connector draw:style-name="gr12" draw:text-style-name="P16" draw:layer="layout" draw:type="line" svg:x1="7.958cm" svg:y1="12.182cm" svg:x2="10.666cm" svg:y2="12.123cm" draw:start-shape="id3" draw:start-glue-point="10" draw:end-shape="id4" draw:end-glue-point="6" svg:d="M7958 12182l2708-59" svg:viewBox="0 0 2709 60">
          <text:p/>
        </draw:connector>
        <draw:connector draw:style-name="gr12" draw:text-style-name="P16" draw:layer="layout" draw:type="line" svg:x1="12.053cm" svg:y1="11.548cm" svg:x2="14.338cm" svg:y2="9.775cm" draw:start-shape="id4" draw:start-glue-point="11" draw:end-shape="id5" draw:end-glue-point="7" svg:d="M12053 11548l2285-1773" svg:viewBox="0 0 2286 1774">
          <text:p/>
        </draw:connector>
        <draw:connector draw:style-name="gr12" draw:text-style-name="P16" draw:layer="layout" draw:type="line" svg:x1="15.488cm" svg:y1="8.625cm" svg:x2="17.639cm" svg:y2="7.575cm" draw:start-shape="id5" draw:start-glue-point="11" draw:end-shape="id6" draw:end-glue-point="7" svg:d="M15488 8625l2151-1050" svg:viewBox="0 0 2152 1051">
          <text:p/>
        </draw:connector>
        <draw:connector draw:style-name="gr12" draw:text-style-name="P16" draw:layer="layout" draw:type="line" svg:x1="14.338cm" svg:y1="8.625cm" svg:x2="12.053cm" svg:y2="7.501cm" draw:start-shape="id5" draw:start-glue-point="5" draw:end-shape="id2" draw:end-glue-point="9" svg:d="M14338 8625l-2285-1124" svg:viewBox="0 0 2286 1125">
          <text:p/>
        </draw:connector>
        <draw:custom-shape draw:style-name="gr10" draw:text-style-name="P18" xml:id="id7" draw:id="id7" draw:layer="layout" svg:width="1.624cm" svg:height="1.624cm" svg:x="1.997cm" svg:y="6.115cm">
          <text:p text:style-name="P17"><text:span text:style-name="T2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6" draw:layer="layout" draw:type="line" svg:x1="3.621cm" svg:y1="6.927cm" svg:x2="6.344cm" svg:y2="6.926cm" draw:start-shape="id7" draw:start-glue-point="10" draw:end-shape="id1" draw:end-glue-point="6" svg:d="M3621 6927l2723-1" svg:viewBox="0 0 2724 2">
          <text:p/>
        </draw:connector>
        <draw:g>
          <svg:title>TexMaths</svg:title>
          <svg:desc>28§display§\operatorname{closeness}(u) = \frac{1}{\sum_{v \in V, v \ne u} d(u,v)}§svg§600§FALSE§</svg:desc>
          <draw:polygon draw:style-name="gr5" draw:text-style-name="P12" draw:layer="layout" svg:width="11.148cm" svg:height="1.946cm" svg:x="15.794cm" svg:y="10.126cm" svg:viewBox="0 0 11149 1947" draw:points="5576,1947 0,1947 0,0 11149,0 11149,1947">
            <text:p/>
          </draw:polygon>
          <draw:path draw:style-name="gr6" draw:text-style-name="P13" draw:layer="layout" svg:width="0.304cm" svg:height="0.367cm" svg:x="15.822cm" svg:y="10.822cm" svg:viewBox="0 0 305 368" svg:d="M67 185c0-131 66-165 107-165 7 0 58 0 88 29-34 3-38 27-38 39 0 19 13 35 36 35 21 0 37-15 37-38 0-54-61-85-123-85-99 0-174 88-174 185 0 103 80 183 173 183 106 0 132-96 132-105 0-7-8-7-10-7-7 0-9 4-10 7-23 74-77 86-105 86-42 0-113-35-113-164z">
            <text:p/>
          </draw:path>
          <draw:path draw:style-name="gr6" draw:text-style-name="P13" draw:layer="layout" svg:width="0.179cm" svg:height="0.554cm" svg:x="16.174cm" svg:y="10.625cm" svg:viewBox="0 0 180 555" svg:d="M115 0l-115 9v26c56 0 63 5 63 43v415c0 36-9 36-63 36v26c28-2 68-2 89-2 19 0 60 0 91 2v-26c-54 0-65 0-65-36z">
            <text:p/>
          </draw:path>
          <draw:path draw:style-name="gr6" draw:text-style-name="P13" draw:layer="layout" svg:width="0.355cm" svg:height="0.367cm" svg:x="16.392cm" svg:y="10.822cm" svg:viewBox="0 0 356 368" svg:d="M356 187c0-102-82-187-178-187-100 0-178 88-178 187 0 103 84 181 178 181 96 0 178-80 178-181zM178 349c-35 0-70-19-90-55-21-34-21-83-21-113 0-31 0-74 18-110 22-36 60-54 93-54 35 0 69 18 89 51 21 35 21 82 21 113 0 30 0 73-17 107-17 37-53 61-93 61z">
            <text:p/>
          </draw:path>
          <draw:path draw:style-name="gr6" draw:text-style-name="P13" draw:layer="layout" svg:width="0.262cm" svg:height="0.367cm" svg:x="16.792cm" svg:y="10.822cm" svg:viewBox="0 0 263 368" svg:d="M139 203c18 3 85 17 85 75 0 40-28 72-91 72-68 0-96-45-112-114-1-9-4-13-11-13-10 0-10 5-10 20v106c0 14 0 19 9 19 4 0 5-2 21-16 1-2 1-3 15-19 35 33 70 35 88 35 92 0 130-54 130-112 0-42-26-66-35-76-27-26-57-31-90-38-46-10-100-19-100-66 0-29 22-62 91-62 88 0 92 74 95 98 0 8 6 8 8 8 11 0 11-5 11-21v-79c0-14 0-20-9-20-4 0-6 0-16 9-1 4-12 11-15 12-29-21-64-21-74-21-98 0-129 54-129 98 0 29 13 51 35 69 25 20 49 25 104 36z">
            <text:p/>
          </draw:path>
          <draw:path draw:style-name="gr6" draw:text-style-name="P13" draw:layer="layout" svg:width="0.309cm" svg:height="0.367cm" svg:x="17.105cm" svg:y="10.822cm" svg:viewBox="0 0 310 368" svg:d="M67 157c6-119 72-140 100-140 81 0 91 109 91 140zM67 174h223c19 0 20 0 20-17 0-79-43-157-143-157-92 0-167 82-167 183 0 107 84 185 176 185 98 0 134-89 134-105 0-7-7-9-11-9-7 0-9 6-9 11-28 84-101 84-109 84-39 0-73-26-90-55-24-38-24-91-24-120z">
            <text:p/>
          </draw:path>
          <draw:path draw:style-name="gr6" draw:text-style-name="P13" draw:layer="layout" svg:width="0.402cm" svg:height="0.353cm" svg:x="17.463cm" svg:y="10.826cm" svg:viewBox="0 0 403 354" svg:d="M61 78v216c0 34-7 34-61 34v26c28 0 68-2 91-2 20 0 61 2 89 2v-26c-53 0-61 0-61-34v-149c0-84 55-128 106-128 50 0 60 44 60 90v187c0 34-10 34-61 34v26c26 0 68-2 90-2 19 0 62 2 89 2v-26c-42 0-62 0-62-23v-153c0-68 0-94-25-122-11-14-38-30-84-30-59 0-96 35-120 84v-84l-112 9v26c56 0 61 5 61 43z">
            <text:p/>
          </draw:path>
          <draw:path draw:style-name="gr6" draw:text-style-name="P13" draw:layer="layout" svg:width="0.309cm" svg:height="0.367cm" svg:x="17.901cm" svg:y="10.822cm" svg:viewBox="0 0 310 368" svg:d="M67 157c6-119 72-140 100-140 81 0 91 109 91 140zM67 174h223c19 0 20 0 20-17 0-79-43-157-143-157-92 0-167 82-167 183 0 107 84 185 176 185 98 0 134-89 134-105 0-7-7-9-11-9-7 0-9 6-9 11-28 84-101 84-109 84-39 0-73-26-90-55-24-38-24-91-24-120z">
            <text:p/>
          </draw:path>
          <draw:path draw:style-name="gr6" draw:text-style-name="P13" draw:layer="layout" svg:width="0.262cm" svg:height="0.367cm" svg:x="18.258cm" svg:y="10.822cm" svg:viewBox="0 0 263 368" svg:d="M139 203c18 3 85 17 85 75 0 40-28 72-91 72-68 0-96-45-112-114-1-9-4-13-11-13-10 0-10 5-10 20v106c0 14 0 19 9 19 4 0 5-2 21-16 1-2 1-3 15-19 35 33 70 35 88 35 92 0 130-54 130-112 0-42-26-66-35-76-27-26-57-31-90-38-46-10-100-19-100-66 0-29 22-62 91-62 88 0 92 74 95 98 0 8 6 8 8 8 11 0 11-5 11-21v-79c0-14 0-20-9-20-4 0-6 0-16 9-1 4-12 11-15 12-29-21-64-21-74-21-98 0-129 54-129 98 0 29 13 51 35 69 25 20 49 25 104 36z">
            <text:p/>
          </draw:path>
          <draw:path draw:style-name="gr6" draw:text-style-name="P13" draw:layer="layout" svg:width="0.262cm" svg:height="0.367cm" svg:x="18.574cm" svg:y="10.822cm" svg:viewBox="0 0 263 368" svg:d="M139 203c18 3 85 17 85 75 0 40-28 72-91 72-68 0-96-45-112-114-1-9-4-13-11-13-10 0-10 5-10 20v106c0 14 0 19 9 19 4 0 5-2 21-16 1-2 1-3 15-19 35 33 70 35 88 35 92 0 130-54 130-112 0-42-26-66-35-76-27-26-57-31-90-38-46-10-100-19-100-66 0-29 22-62 91-62 88 0 92 74 95 98 0 8 6 8 8 8 11 0 11-5 11-21v-79c0-14 0-20-9-20-4 0-6 0-16 9-1 4-12 11-15 12-29-21-64-21-74-21-98 0-129 54-129 98 0 29 13 51 35 69 25 20 49 25 104 36z">
            <text:p/>
          </draw:path>
          <draw:path draw:style-name="gr6" draw:text-style-name="P13" draw:layer="layout" svg:width="0.186cm" svg:height="0.796cm" svg:x="18.941cm" svg:y="10.581cm" svg:viewBox="0 0 187 797" svg:d="M187 790c0-1 0-3-14-17-100-101-126-251-126-373 0-138 31-278 129-379 11-8 11-11 11-14 0-5-4-7-9-7-7 0-80 54-127 156-42 87-51 176-51 244 0 62 9 159 52 249 49 98 119 148 126 148 5 0 9-1 9-7z">
            <text:p/>
          </draw:path>
          <draw:path draw:style-name="gr6" draw:text-style-name="P13" draw:layer="layout" svg:width="0.411cm" svg:height="0.362cm" svg:x="19.194cm" svg:y="10.826cm" svg:viewBox="0 0 412 363" svg:d="M258 309c7 33 36 54 70 54 28 0 45-18 59-44 14-29 25-78 25-79 0-8-7-8-9-8-10 0-10 2-13 15-11 43-25 98-60 98-16 0-23-10-23-36 0-19 9-55 15-84l23-87c1-11 9-42 12-54 4-19 13-49 13-53 0-15-10-22-24-22-4 0-24 0-30 28-17 59-51 199-60 241-2 3-32 67-92 67-41 0-50-36-50-66 0-45 22-108 43-164 10-23 14-33 14-50 0-35-26-65-66-65-75 0-105 115-105 123s7 8 9 8c8 0 8 0 12-16 21-68 52-98 82-98 8 0 20 0 20 27 0 19-9 44-15 54-28 80-45 129-45 169 0 75 56 96 98 96 53 0 82-37 97-54z">
            <text:p/>
          </draw:path>
          <draw:path draw:style-name="gr6" draw:text-style-name="P13" draw:layer="layout" svg:width="0.186cm" svg:height="0.796cm" svg:x="19.674cm" svg:y="10.581cm" svg:viewBox="0 0 187 797" svg:d="M187 400c0-63-9-159-52-250-50-98-119-150-128-150-4 0-7 3-7 7 0 3 0 6 14 21 80 77 125 204 125 372 0 136-28 277-129 377-10 10-10 12-10 13 0 6 3 7 7 7 9 0 82-54 129-155 42-87 51-176 51-242z">
            <text:p/>
          </draw:path>
          <draw:path draw:style-name="gr6" draw:text-style-name="P13" draw:layer="layout" svg:width="0.53cm" svg:height="0.188cm" svg:x="20.203cm" svg:y="10.886cm" svg:viewBox="0 0 531 189" svg:d="M505 33c11 0 26 0 26-17 0-16-15-16-25-16h-478c-14 0-28 0-28 16 0 17 14 17 28 17zM506 189c10 0 25 0 25-16 0-17-15-17-26-17h-477c-14 0-28 0-28 17 0 16 14 16 28 16z">
            <text:p/>
          </draw:path>
          <draw:path draw:style-name="gr6" draw:text-style-name="P13" draw:layer="layout" svg:width="0.264cm" svg:height="0.531cm" svg:x="23.89cm" svg:y="10.109cm" svg:viewBox="0 0 265 532" svg:d="M166 20c0-18 0-20-20-20-50 51-120 51-146 51v25c16 0 63 0 105-22v416c0 29-2 38-74 38h-25v24c27-3 97-3 129-3s101 0 130 3v-24h-25c-73 0-74-9-74-38z">
            <text:p/>
          </draw:path>
          <draw:polygon draw:style-name="gr6" draw:text-style-name="P13" draw:layer="layout" svg:width="5.847cm" svg:height="0.034cm" svg:x="21.095cm" svg:y="10.964cm" svg:viewBox="0 0 5848 35" draw:points="2924,35 0,35 0,0 5848,0 5848,35">
            <text:p/>
          </draw:polygon>
          <draw:path draw:style-name="gr6" draw:text-style-name="P13" draw:layer="layout" svg:width="0.752cm" svg:height="0.796cm" svg:x="21.141cm" svg:y="11.126cm" svg:viewBox="0 0 753 797" svg:d="M292 426l-285 351c-5 8-7 10-7 12 0 8 7 8 21 8h663l69-197h-20c-21 60-73 109-142 131-13 5-67 23-184 23h-340l278-343c5-7 8-8 8-11 0-4-3-4-7-13l-258-354h315c90 0 274 5 330 154h20l-69-187h-663c-21 0-21 0-21 26z">
            <text:p/>
          </draw:path>
          <draw:path draw:style-name="gr6" draw:text-style-name="P13" draw:layer="layout" svg:width="0.273cm" svg:height="0.253cm" svg:x="21.963cm" svg:y="11.718cm" svg:viewBox="0 0 274 254" svg:d="M274 44c0-44-27-44-30-44-14 0-27 14-27 30 0 10 4 14 8 17 9 7 19 21 19 45 0 27-36 145-102 145-46 0-46-40-46-48 0-25 11-58 31-111 4-11 8-20 8-29 0-29-24-49-53-49-56 0-82 78-82 88 0 6 7 6 9 6 8 0 8-3 11-9 13-47 38-69 60-69 9 0 14 5 14 21 0 12-5 23-10 38-24 61-32 84-32 105 0 56 46 74 87 74 95 0 135-163 135-210z">
            <text:p/>
          </draw:path>
          <draw:path draw:style-name="gr6" draw:text-style-name="P13" draw:layer="layout" svg:width="0.309cm" svg:height="0.365cm" svg:x="22.336cm" svg:y="11.642cm" svg:viewBox="0 0 310 366" svg:d="M288 196c9 0 22 0 22-13 0-14-13-14-22-14h-260c9-80 77-141 164-141h96c9 0 22 0 22-14s-13-14-22-14h-98c-105 0-190 82-190 183 0 103 88 183 190 183h98c9 0 22 0 22-14 0-13-13-13-22-13h-96c-87 0-155-61-164-143z">
            <text:p/>
          </draw:path>
          <draw:path draw:style-name="gr6" draw:text-style-name="P13" draw:layer="layout" svg:width="0.436cm" svg:height="0.392cm" svg:x="22.75cm" svg:y="11.582cm" svg:viewBox="0 0 437 393" svg:d="M356 67c21-30 40-46 68-47 7 0 13 0 13-13 0-1 0-7-7-7-13 0-30 2-46 2s-39-2-58-2c-3 0-10 2-10 13 0 7 7 7 10 7 19 1 23 8 23 17 0 7-4 12-10 21l-183 272-53-286c0-6 0-6 0-9 0-15 32-15 35-15 11 0 18 0 18-13 0 0-2-7-11-7-16 0-56 2-72 2-13 0-47-2-63-2-4 0-10 2-10 13 0 7 7 7 14 7 31 0 31 4 35 18l59 341c4 11 4 14 15 14 12 0 13-3 19-13z">
            <text:p/>
          </draw:path>
          <draw:path draw:style-name="gr6" draw:text-style-name="P13" draw:layer="layout" svg:width="0.072cm" svg:height="0.173cm" svg:x="23.178cm" svg:y="11.9cm" svg:viewBox="0 0 73 174" svg:d="M56 56c0 32-5 67-43 103-4 2-6 5-6 7 0 5 6 8 9 8 8 0 57-45 57-113 0-33-13-61-40-61-19 0-33 14-33 33 0 18 13 32 33 32 14 0 23-9 23-9z">
            <text:p/>
          </draw:path>
          <draw:path draw:style-name="gr6" draw:text-style-name="P13" draw:layer="layout" svg:width="0.273cm" svg:height="0.253cm" svg:x="23.33cm" svg:y="11.718cm" svg:viewBox="0 0 274 254" svg:d="M274 44c0-44-27-44-30-44-14 0-27 14-27 30 0 10 4 14 8 17 9 7 19 21 19 45 0 27-36 145-102 145-46 0-46-40-46-48 0-25 11-58 31-111 4-11 8-20 8-29 0-29-24-49-53-49-56 0-82 78-82 88 0 6 7 6 9 6 8 0 8-3 11-9 13-47 38-69 60-69 9 0 14 5 14 21 0 12-5 23-10 38-24 61-32 84-32 105 0 56 46 74 87 74 95 0 135-163 135-210z">
            <text:p/>
          </draw:path>
          <draw:path draw:style-name="gr6" draw:text-style-name="P13" draw:layer="layout" svg:width="0.309cm" svg:height="0.518cm" svg:x="23.738cm" svg:y="11.565cm" svg:viewBox="0 0 310 519" svg:d="M305 26c4-9 5-10 5-12 0-7-5-14-15-14-7 0-10 6-14 10l-278 483c-3 8-3 9-3 12 0 7 6 14 14 14 7 0 12-6 14-11z">
            <text:p/>
          </draw:path>
          <draw:path draw:style-name="gr6" draw:text-style-name="P13" draw:layer="layout" svg:width="0.411cm" svg:height="0.151cm" svg:x="23.682cm" svg:y="11.749cm" svg:viewBox="0 0 412 152" svg:d="M391 28c9 0 21 0 21-15 0-13-12-13-21-13h-371c-7 0-20 0-20 13 0 15 13 15 21 15zM391 152c9 0 21 0 21-14 0-15-12-15-21-15h-370c-8 0-21 0-21 15 0 14 13 14 20 14z">
            <text:p/>
          </draw:path>
          <draw:path draw:style-name="gr6" draw:text-style-name="P13" draw:layer="layout" svg:width="0.325cm" svg:height="0.253cm" svg:x="24.159cm" svg:y="11.718cm" svg:viewBox="0 0 326 254" svg:d="M211 156c-3 13-8 33-10 34-11 16-32 47-66 47-39 0-39-36-39-47 0-33 15-71 31-114 4-11 8-18 8-27 0-29-24-49-53-49-56 0-82 76-82 85 0 7 7 7 9 7 8 0 8-1 11-8 13-46 38-68 60-68 9 0 14 5 14 21 0 12-5 23-10 36-32 77-32 94-32 108 0 11 0 37 23 55 16 12 37 18 58 18 34 0 54-20 71-37 14 34 50 37 58 37 19 0 33-13 45-31 11-22 19-54 19-56 0-8-8-8-10-8-7 0-7 5-11 19-8 25-19 59-42 59-15 0-19-12-19-26 0-10 4-31 10-45 4-16 9-39 11-52l13-49c3-14 10-37 10-41 0-11-9-18-19-18-21 0-25 15-29 34z">
            <text:p/>
          </draw:path>
          <draw:path draw:style-name="gr6" draw:text-style-name="P13" draw:layer="layout" svg:width="0.379cm" svg:height="0.563cm" svg:x="24.714cm" svg:y="11.171cm" svg:viewBox="0 0 380 564" svg:d="M380 9c0-2 0-9-10-9s-88 7-101 9c-6 0-11 4-11 15s7 11 20 11c38 0 40 5 40 12l-4 16-47 188c-16-28-39-50-75-50-93 0-192 118-192 234 0 77 44 129 107 129 16 0 57-4 104-59 7 32 33 59 71 59 30 0 48-18 60-45 14-27 25-76 25-79 0-9-7-9-10-9-8 0-8 4-11 16-14 52-28 99-61 99-22 0-23-20-23-37 0-19 1-25 5-38zM214 459c-3 14-3 16-17 31-33 42-66 56-89 56-40 0-52-44-52-75 0-40 26-139 45-176 25-47 60-75 93-75 53 0 64 65 64 70 0 4-2 9-4 13z">
            <text:p/>
          </draw:path>
          <draw:path draw:style-name="gr6" draw:text-style-name="P13" draw:layer="layout" svg:width="0.186cm" svg:height="0.796cm" svg:x="25.176cm" svg:y="11.126cm" svg:viewBox="0 0 187 797" svg:d="M187 790c0-1 0-3-14-17-100-101-126-251-126-373 0-138 31-278 129-379 11-8 11-11 11-14 0-5-4-7-9-7-7 0-80 54-127 156-42 87-51 176-51 244 0 62 9 159 52 249 49 98 119 148 126 148 5 0 9-1 9-7z">
            <text:p/>
          </draw:path>
          <draw:path draw:style-name="gr6" draw:text-style-name="P13" draw:layer="layout" svg:width="0.411cm" svg:height="0.362cm" svg:x="25.43cm" svg:y="11.372cm" svg:viewBox="0 0 412 363" svg:d="M258 309c9 33 36 54 70 54 28 0 48-18 59-44 14-29 25-78 25-79 0-8-7-8-9-8-10 0-10 2-13 15-11 43-25 98-60 98-16 0-23-10-23-36 0-19 9-55 15-84l23-87c1-11 11-42 12-54 4-19 13-49 13-53 0-15-10-22-24-22-4 0-24 0-30 28-17 59-51 199-60 241-2 3-32 67-92 67-41 0-50-36-50-66 0-45 22-108 43-164 10-23 14-33 14-50 0-35-26-65-66-65-75 0-105 115-105 123s7 8 9 8c8 0 8 0 12-16 21-68 52-98 82-98 8 0 20 0 20 27 0 19-9 44-15 54-28 80-45 129-45 169 0 75 56 96 98 96 53 0 82-37 97-54z">
            <text:p/>
          </draw:path>
          <draw:path draw:style-name="gr6" draw:text-style-name="P13" draw:layer="layout" svg:width="0.093cm" svg:height="0.239cm" svg:x="25.931cm" svg:y="11.639cm" svg:viewBox="0 0 94 240" svg:d="M94 84c0-53-19-84-50-84-28 0-44 20-44 42 0 21 16 43 44 43 8 0 19-3 27-10 4-2 4-2 5-2 0 0 2 0 2 11 0 59-29 108-57 134-8 9-8 10-8 12 0 7 3 10 8 10 10 0 73-62 73-156z">
            <text:p/>
          </draw:path>
          <draw:path draw:style-name="gr6" draw:text-style-name="P13" draw:layer="layout" svg:width="0.352cm" svg:height="0.362cm" svg:x="26.24cm" svg:y="11.372cm" svg:viewBox="0 0 353 363" svg:d="M353 56c0-43-23-56-37-56-21 0-38 20-38 38 0 11 3 16 12 23 17 17 28 38 28 68 0 32-49 216-144 216-39 0-59-27-59-70 0-45 23-102 46-170 6-13 12-23 12-40 0-35-28-65-68-65-74 0-105 115-105 123s7 8 9 8c8 0 8 0 12-16 24-78 59-98 82-98 8 0 20 0 20 27 0 19-8 41-12 55-36 93-48 129-48 164 0 87 72 100 110 100 134 0 180-265 180-307z">
            <text:p/>
          </draw:path>
          <draw:path draw:style-name="gr6" draw:text-style-name="P13" draw:layer="layout" svg:width="0.186cm" svg:height="0.796cm" svg:x="26.677cm" svg:y="11.126cm" svg:viewBox="0 0 187 797" svg:d="M187 400c0-63-9-159-52-250-50-98-119-150-128-150-4 0-7 3-7 7 0 3 0 6 14 21 80 77 125 204 125 372 0 136-28 277-129 377-10 10-10 12-10 13 0 6 3 7 7 7 9 0 82-54 129-155 42-87 51-176 51-242z">
            <text:p/>
          </draw:path>
        </draw:g>
        <draw:g>
          <svg:title>TexMaths</svg:title>
          <svg:desc>28§display§\operatorname{hcloseness}(u) = \sum_{v \in V, v \neq u} \frac{1}{d(u,v)}§svg§600§FALSE§</svg:desc>
          <draw:polygon draw:style-name="gr5" draw:text-style-name="P12" draw:layer="layout" svg:width="11.403cm" svg:height="2.258cm" svg:x="15.418cm" svg:y="12.363cm" svg:viewBox="0 0 11404 2259" draw:points="5702,2259 0,2259 0,0 11404,0 11404,2259">
            <text:p/>
          </draw:polygon>
          <draw:path draw:style-name="gr6" draw:text-style-name="P13" draw:layer="layout" svg:width="0.428cm" svg:height="0.59cm" svg:x="15.445cm" svg:y="12.894cm" svg:viewBox="0 0 429 591" svg:d="M66 525c0 39-8 39-66 39v27c29-2 73-2 97-2 21 0 65 0 94 2v-27c-56 0-65 0-65-39v-156c0-89 59-135 113-135 55 0 64 46 64 94v197c0 39-9 39-65 39v27c28-2 73-2 96-2 21 0 66 0 95 2v-27c-45 0-66 0-66-25v-163c0-73 0-100-27-131-12-13-41-31-89-31-73 0-110 52-123 83v-297l-124 10v27c60 0 66 5 66 46z">
            <text:p/>
          </draw:path>
          <draw:path draw:style-name="gr6" draw:text-style-name="P13" draw:layer="layout" svg:width="0.323cm" svg:height="0.391cm" svg:x="15.918cm" svg:y="13.105cm" svg:viewBox="0 0 324 392" svg:d="M71 197c0-139 70-176 114-176 8 0 62 0 93 31-35 4-40 29-40 41 0 21 15 38 38 38s41-15 41-40c0-58-66-91-132-91-106 0-185 93-185 197 0 110 85 195 183 195 114 0 141-102 141-112 0-8-7-8-9-8-8 0-10 4-12 8-25 79-81 91-112 91-44 0-120-37-120-174z">
            <text:p/>
          </draw:path>
          <draw:path draw:style-name="gr6" draw:text-style-name="P13" draw:layer="layout" svg:width="0.19cm" svg:height="0.59cm" svg:x="16.295cm" svg:y="12.894cm" svg:viewBox="0 0 191 591" svg:d="M124 0l-124 10v27c60 0 68 5 68 46v442c0 39-10 39-68 39v27c29-2 73-2 95-2 21 0 63 0 96 2v-27c-58 0-67 0-67-39z">
            <text:p/>
          </draw:path>
          <draw:path draw:style-name="gr6" draw:text-style-name="P13" draw:layer="layout" svg:width="0.377cm" svg:height="0.391cm" svg:x="16.526cm" svg:y="13.105cm" svg:viewBox="0 0 378 392" svg:d="M378 199c0-108-86-199-189-199-106 0-189 93-189 199 0 110 89 193 189 193 103 0 189-85 189-193zM189 371c-36 0-73-20-96-58-22-37-22-89-22-120 0-33 0-79 20-118 23-38 63-56 98-56 37 0 74 18 95 54 23 37 23 87 23 120 0 31 0 77-19 114-18 39-56 64-99 64z">
            <text:p/>
          </draw:path>
          <draw:path draw:style-name="gr6" draw:text-style-name="P13" draw:layer="layout" svg:width="0.279cm" svg:height="0.391cm" svg:x="16.955cm" svg:y="13.105cm" svg:viewBox="0 0 280 392" svg:d="M149 216c19 4 89 18 89 79 0 43-29 78-97 78-71 0-102-49-118-122-2-10-4-14-11-14-12 0-12 6-12 22v112c0 15 0 21 10 21 4 0 5-2 21-17 2-2 2-4 17-20 37 35 76 37 93 37 98 0 139-58 139-120 0-44-27-69-37-81-29-27-61-33-96-40-49-10-106-20-106-70 0-31 23-66 96-66 93 0 99 78 101 105 0 7 7 7 9 7 12 0 12-3 12-21v-85c0-15 0-21-10-21-4 0-6 0-17 10-2 4-12 11-16 13-31-23-67-23-79-23-104 0-137 58-137 104 0 31 14 54 37 74 27 21 52 27 112 38z">
            <text:p/>
          </draw:path>
          <draw:path draw:style-name="gr6" draw:text-style-name="P13" draw:layer="layout" svg:width="0.329cm" svg:height="0.391cm" svg:x="17.285cm" svg:y="13.105cm" svg:viewBox="0 0 330 392" svg:d="M71 168c6-127 78-149 107-149 87 0 96 114 96 149zM71 185h238c19 0 21 0 21-17 0-85-46-168-152-168-99 0-178 87-178 195 0 114 89 197 187 197 105 0 143-95 143-112 0-8-8-10-11-10-8 0-10 6-10 12-31 89-108 89-116 89-42 0-77-27-96-58-26-41-26-97-26-128z">
            <text:p/>
          </draw:path>
          <draw:path draw:style-name="gr6" draw:text-style-name="P13" draw:layer="layout" svg:width="0.428cm" svg:height="0.375cm" svg:x="17.666cm" svg:y="13.109cm" svg:viewBox="0 0 429 376" svg:d="M66 83v230c0 36-8 36-66 36v27c29 0 73-1 97-1 21 0 65 1 94 1v-27c-56 0-65 0-65-36v-159c0-88 59-135 113-135 55 0 64 47 64 95v199c0 36-9 36-65 36v27c28 0 73-1 96-1 21 0 66 1 95 1v-27c-45 0-66 0-66-25v-162c0-73 0-100-27-131-12-14-41-31-89-31-64 0-102 37-127 89v-89l-120 10v27c60 0 66 5 66 46z">
            <text:p/>
          </draw:path>
          <draw:path draw:style-name="gr6" draw:text-style-name="P13" draw:layer="layout" svg:width="0.329cm" svg:height="0.391cm" svg:x="18.133cm" svg:y="13.105cm" svg:viewBox="0 0 330 392" svg:d="M71 168c6-127 78-149 107-149 87 0 96 114 96 149zM71 185h238c19 0 21 0 21-17 0-85-46-168-152-168-99 0-178 87-178 195 0 114 89 197 187 197 105 0 143-95 143-112 0-8-8-10-11-10-8 0-10 6-10 12-31 89-108 89-116 89-42 0-77-27-96-58-26-41-26-97-26-128z">
            <text:p/>
          </draw:path>
          <draw:path draw:style-name="gr6" draw:text-style-name="P13" draw:layer="layout" svg:width="0.279cm" svg:height="0.391cm" svg:x="18.513cm" svg:y="13.105cm" svg:viewBox="0 0 280 392" svg:d="M149 216c19 4 89 18 89 79 0 43-29 78-97 78-71 0-102-49-118-122-2-10-4-14-11-14-12 0-12 6-12 22v112c0 15 0 21 10 21 4 0 5-2 21-17 2-2 2-4 17-20 37 35 76 37 93 37 98 0 139-58 139-120 0-44-27-69-37-81-29-27-61-33-96-40-49-10-106-20-106-70 0-31 23-66 96-66 93 0 99 78 101 105 0 7 7 7 9 7 12 0 12-3 12-21v-85c0-15 0-21-10-21-4 0-6 0-17 10-2 4-12 11-16 13-31-23-67-23-79-23-104 0-137 58-137 104 0 31 14 54 37 74 27 21 52 27 112 38z">
            <text:p/>
          </draw:path>
          <draw:path draw:style-name="gr6" draw:text-style-name="P13" draw:layer="layout" svg:width="0.279cm" svg:height="0.391cm" svg:x="18.849cm" svg:y="13.105cm" svg:viewBox="0 0 280 392" svg:d="M149 216c19 4 89 18 89 79 0 43-29 78-97 78-71 0-102-49-118-122-2-10-4-14-11-14-12 0-12 6-12 22v112c0 15 0 21 10 21 4 0 5-2 21-17 2-2 2-4 17-20 37 35 76 37 93 37 98 0 139-58 139-120 0-44-27-69-37-81-29-27-61-33-96-40-49-10-106-20-106-70 0-31 23-66 96-66 93 0 99 78 101 105 0 7 7 7 9 7 12 0 12-3 12-21v-85c0-15 0-21-10-21-4 0-6 0-17 10-2 4-12 11-16 13-31-23-67-23-79-23-104 0-137 58-137 104 0 31 14 54 37 74 27 21 52 27 112 38z">
            <text:p/>
          </draw:path>
          <draw:path draw:style-name="gr6" draw:text-style-name="P13" draw:layer="layout" svg:width="0.198cm" svg:height="0.849cm" svg:x="19.239cm" svg:y="12.848cm" svg:viewBox="0 0 199 850" svg:d="M199 842c0-2 0-4-16-20-106-106-133-266-133-397 0-147 33-296 137-402 12-9 12-11 12-15 0-6-4-8-10-8-7 0-85 58-135 166-44 93-54 187-54 259 0 67 10 170 56 266 52 104 126 159 133 159 6 0 10-2 10-8z">
            <text:p/>
          </draw:path>
          <draw:path draw:style-name="gr6" draw:text-style-name="P13" draw:layer="layout" svg:width="0.437cm" svg:height="0.385cm" svg:x="19.51cm" svg:y="13.109cm" svg:viewBox="0 0 438 386" svg:d="M274 328c8 37 39 58 76 58 28 0 48-19 63-46 14-31 25-83 25-85 0-8-7-8-9-8-10 0-10 2-14 16-11 46-27 104-64 104-17 0-25-10-25-39 0-19 10-58 16-89l25-92c2-12 10-45 13-58 4-19 14-52 14-56 0-16-12-23-25-23-4 0-27 0-33 29-17 63-54 212-64 256-2 4-34 72-98 72-43 0-52-39-52-70 0-48 23-116 46-173 10-26 14-37 14-54 0-39-28-70-70-70-81 0-112 124-112 131 0 8 8 8 10 8 9 0 9 0 13-15 21-74 54-105 87-105 8 0 21 0 21 27 0 22-9 47-15 58-31 85-48 137-48 180 0 81 58 102 104 102 56 0 87-38 102-58z">
            <text:p/>
          </draw:path>
          <draw:path draw:style-name="gr6" draw:text-style-name="P13" draw:layer="layout" svg:width="0.198cm" svg:height="0.849cm" svg:x="20.019cm" svg:y="12.848cm" svg:viewBox="0 0 199 850" svg:d="M199 425c0-66-10-168-56-265-52-104-126-160-135-160-4 0-8 4-8 8s0 6 15 21c85 83 134 218 134 396 0 145-31 295-137 401-12 12-12 14-12 16 0 6 4 8 8 8 9 0 87-58 137-167 44-92 54-187 54-258z">
            <text:p/>
          </draw:path>
          <draw:path draw:style-name="gr6" draw:text-style-name="P13" draw:layer="layout" svg:width="0.565cm" svg:height="0.2cm" svg:x="20.583cm" svg:y="13.172cm" svg:viewBox="0 0 566 201" svg:d="M537 35c13 0 29 0 29-18 0-17-16-17-27-17h-510c-14 0-29 0-29 17 0 18 15 18 29 18zM539 201c11 0 27 0 27-18 0-17-16-17-29-17h-508c-14 0-29 0-29 17 0 18 15 18 29 18z">
            <text:p/>
          </draw:path>
          <draw:path draw:style-name="gr6" draw:text-style-name="P13" draw:layer="layout" svg:width="1.131cm" svg:height="1.188cm" svg:x="22.236cm" svg:y="12.678cm" svg:viewBox="0 0 1132 1189" svg:d="M1029 1189l103-272h-22c-33 89-123 147-222 172-17 4-100 27-264 27h-512l433-508c5-6 7-9 7-13 0-2 0-4-6-14l-395-540h465c114 0 191 11 199 13 46 8 120 21 187 64 21 13 79 52 108 121h22l-103-239h-1006c-19 0-19 0-23 6 0 2 0 19 0 29l450 614-440 515c-10 12-10 16-10 16 0 9 8 9 23 9z">
            <text:p/>
          </draw:path>
          <draw:path draw:style-name="gr6" draw:text-style-name="P13" draw:layer="layout" svg:width="0.291cm" svg:height="0.269cm" svg:x="21.46cm" svg:y="14.242cm" svg:viewBox="0 0 292 270" svg:d="M292 46c0-46-29-46-31-46-16 0-31 15-31 31 0 11 6 15 9 19 10 8 22 23 22 48 0 27-39 155-110 155-49 0-49-43-49-52 0-27 12-62 33-118 4-12 8-21 8-31 0-31-25-52-56-52-60 0-87 83-87 93 0 7 8 7 10 7 9 0 9-3 11-9 14-50 41-74 64-74 10 0 15 6 15 22 0 13-5 25-11 40-25 66-33 91-33 112 0 60 48 79 93 79 100 0 143-173 143-224z">
            <text:p/>
          </draw:path>
          <draw:path draw:style-name="gr6" draw:text-style-name="P13" draw:layer="layout" svg:width="0.329cm" svg:height="0.389cm" svg:x="21.856cm" svg:y="14.161cm" svg:viewBox="0 0 330 390" svg:d="M307 209c10 0 23 0 23-14 0-15-13-15-23-15h-278c10-85 83-151 176-151h102c10 0 23 0 23-14 0-15-13-15-23-15h-104c-112 0-203 87-203 195 0 110 93 195 203 195h104c10 0 23 0 23-15 0-14-13-14-23-14h-102c-93 0-166-66-176-152z">
            <text:p/>
          </draw:path>
          <draw:path draw:style-name="gr6" draw:text-style-name="P13" draw:layer="layout" svg:width="0.464cm" svg:height="0.418cm" svg:x="22.296cm" svg:y="14.099cm" svg:viewBox="0 0 465 419" svg:d="M378 71c24-32 43-48 74-50 8 0 13 0 13-13 0-2 0-8-7-8-14 0-33 2-49 2-17 0-42-2-61-2-4 0-12 2-12 14 0 7 8 7 12 7 19 2 23 8 23 18 0 7-4 13-10 23l-195 289-56-305c0-5 0-5 0-9 0-16 33-16 37-16 11 0 19 0 19-13 0 0-2-8-12-8-17 0-59 2-77 2-13 0-50-2-65-2-6 0-12 2-12 14 0 7 8 7 15 7 33 0 33 4 37 20l66 363c2 11 2 15 13 15 12 0 14-4 20-14z">
            <text:p/>
          </draw:path>
          <draw:path draw:style-name="gr6" draw:text-style-name="P13" draw:layer="layout" svg:width="0.076cm" svg:height="0.184cm" svg:x="22.754cm" svg:y="14.435cm" svg:viewBox="0 0 77 185" svg:d="M60 60c0 33-6 71-46 110-4 2-6 4-6 6 0 5 6 9 9 9 8 0 60-48 60-119 0-37-13-66-42-66-20 0-35 15-35 35 0 19 14 35 35 35 15 0 25-10 25-10z">
            <text:p/>
          </draw:path>
          <draw:path draw:style-name="gr6" draw:text-style-name="P13" draw:layer="layout" svg:width="0.291cm" svg:height="0.269cm" svg:x="22.916cm" svg:y="14.242cm" svg:viewBox="0 0 292 270" svg:d="M292 46c0-46-29-46-31-46-16 0-31 15-31 31 0 11 6 15 9 19 10 8 22 23 22 48 0 27-39 155-110 155-49 0-49-43-49-52 0-27 12-62 33-118 4-12 8-21 8-31 0-31-25-52-56-52-60 0-87 83-87 93 0 7 8 7 10 7 9 0 9-3 11-9 14-50 41-74 64-74 10 0 15 6 15 22 0 13-5 25-11 40-25 66-33 91-33 112 0 60 48 79 93 79 100 0 143-173 143-224z">
            <text:p/>
          </draw:path>
          <draw:path draw:style-name="gr6" draw:text-style-name="P13" draw:layer="layout" svg:width="0.329cm" svg:height="0.551cm" svg:x="23.35cm" svg:y="14.08cm" svg:viewBox="0 0 330 552" svg:d="M324 27c4-8 6-10 6-12 0-7-6-15-15-15-8 0-12 6-16 12l-295 513c-4 8-4 10-4 12 0 7 6 15 15 15 8 0 12-6 14-11z">
            <text:p/>
          </draw:path>
          <draw:path draw:style-name="gr6" draw:text-style-name="P13" draw:layer="layout" svg:width="0.437cm" svg:height="0.161cm" svg:x="23.29cm" svg:y="14.275cm" svg:viewBox="0 0 438 162" svg:d="M417 29c8 0 21 0 21-15 0-14-13-14-21-14h-396c-7 0-21 0-21 14 0 15 14 15 23 15zM417 162c8 0 21 0 21-15 0-16-13-16-21-16h-394c-9 0-23 0-23 16 0 15 14 15 21 15z">
            <text:p/>
          </draw:path>
          <draw:path draw:style-name="gr6" draw:text-style-name="P13" draw:layer="layout" svg:width="0.347cm" svg:height="0.269cm" svg:x="23.798cm" svg:y="14.242cm" svg:viewBox="0 0 348 270" svg:d="M224 166c-2 14-8 35-10 37-11 17-34 50-71 50-41 0-41-39-41-50 0-35 16-78 33-122 4-11 8-19 8-29 0-31-25-52-56-52-60 0-87 81-87 91 0 7 8 7 10 7 9 0 9-1 11-9 14-48 41-72 64-72 10 0 15 6 15 22 0 13-5 25-11 38-33 83-33 101-33 116 0 12 0 39 23 58 18 14 41 19 62 19 37 0 58-21 77-40 14 38 52 40 60 40 21 0 37-13 48-33 12-23 22-57 22-59 0-8-10-8-12-8-8 0-8 4-12 19-7 27-19 64-44 64-15 0-19-14-19-29 0-10 4-33 7-48 6-16 12-41 14-54l13-52c4-16 12-41 12-45 0-11-10-19-21-19-21 0-25 17-31 36z">
            <text:p/>
          </draw:path>
          <draw:path draw:style-name="gr6" draw:text-style-name="P13" draw:layer="layout" svg:width="0.281cm" svg:height="0.567cm" svg:x="25.48cm" svg:y="12.346cm" svg:viewBox="0 0 282 568" svg:d="M176 21c0-19 0-21-22-21-52 54-127 54-154 54v27c17 0 68 0 112-23v442c0 31-2 41-79 41h-27v27c29-4 104-4 137-4 35 0 108 0 139 4v-27h-27c-77 0-79-10-79-41z">
            <text:p/>
          </draw:path>
          <draw:polygon draw:style-name="gr6" draw:text-style-name="P13" draw:layer="layout" svg:width="2.407cm" svg:height="0.036cm" svg:x="24.414cm" svg:y="13.255cm" svg:viewBox="0 0 2408 37" draw:points="1203,37 0,37 0,0 2408,0 2408,37">
            <text:p/>
          </draw:polygon>
          <draw:path draw:style-name="gr6" draw:text-style-name="P13" draw:layer="layout" svg:width="0.404cm" svg:height="0.599cm" svg:x="24.447cm" svg:y="13.477cm" svg:viewBox="0 0 405 600" svg:d="M405 10c0-2 0-10-11-10-12 0-93 8-108 10-6 0-12 4-12 15 0 12 8 12 21 12 41 0 43 5 43 13l-4 18-50 200c-16-31-41-54-79-54-99 0-205 126-205 249 0 81 46 137 114 137 17 0 60-3 110-63 8 34 37 63 77 63 31 0 50-19 64-48 13-29 25-81 25-83 0-9-8-9-10-9-9 0-9 3-11 15-16 56-31 106-66 106-23 0-25-21-25-38 0-22 2-27 6-41zM228 488c-4 16-4 18-18 33-36 47-71 60-94 60-45 0-56-46-56-79 0-42 27-149 48-187 25-50 64-81 99-81 54 0 67 69 67 75 0 4-2 10-4 13z">
            <text:p/>
          </draw:path>
          <draw:path draw:style-name="gr6" draw:text-style-name="P13" draw:layer="layout" svg:width="0.198cm" svg:height="0.849cm" svg:x="24.939cm" svg:y="13.429cm" svg:viewBox="0 0 199 850" svg:d="M199 842c0-2 0-4-16-20-106-106-133-266-133-397 0-147 33-296 137-402 12-9 12-11 12-15 0-6-4-8-10-8-7 0-85 58-135 166-44 93-54 187-54 259 0 67 10 170 56 266 52 104 126 159 133 159 6 0 10-2 10-8z">
            <text:p/>
          </draw:path>
          <draw:path draw:style-name="gr6" draw:text-style-name="P13" draw:layer="layout" svg:width="0.437cm" svg:height="0.385cm" svg:x="25.21cm" svg:y="13.69cm" svg:viewBox="0 0 438 386" svg:d="M274 328c8 37 39 58 76 58 28 0 48-19 63-46 14-31 25-83 25-85 0-8-7-8-9-8-10 0-10 2-14 16-11 46-27 104-64 104-17 0-25-10-25-39 0-19 10-58 16-89l25-92c2-12 10-45 13-58 4-19 14-52 14-56 0-16-12-23-25-23-4 0-27 0-33 29-17 63-54 212-64 256-2 4-34 72-98 72-43 0-52-39-52-70 0-48 23-116 46-173 10-26 14-37 14-54 0-39-28-70-70-70-81 0-112 124-112 131 0 8 8 8 10 8 9 0 9 0 13-15 21-74 54-105 87-105 8 0 21 0 21 27 0 22-9 47-15 58-31 85-48 137-48 180 0 81 58 102 104 102 56 0 87-38 102-58z">
            <text:p/>
          </draw:path>
          <draw:path draw:style-name="gr6" draw:text-style-name="P13" draw:layer="layout" svg:width="0.099cm" svg:height="0.254cm" svg:x="25.745cm" svg:y="13.976cm" svg:viewBox="0 0 100 255" svg:d="M100 89c0-56-21-89-54-89-29 0-46 21-46 44 0 24 17 47 46 47 10 0 22-4 29-12 4-2 4-2 6-2 0 0 2 0 2 12 0 64-31 116-60 143-9 9-9 11-9 13 0 8 3 10 9 10 10 0 77-66 77-166z">
            <text:p/>
          </draw:path>
          <draw:path draw:style-name="gr6" draw:text-style-name="P13" draw:layer="layout" svg:width="0.374cm" svg:height="0.385cm" svg:x="26.073cm" svg:y="13.69cm" svg:viewBox="0 0 375 386" svg:d="M375 60c0-46-24-60-39-60-21 0-41 21-41 41 0 11 4 17 14 25 17 17 29 40 29 71 0 35-52 230-153 230-42 0-61-29-61-74 0-48 21-110 48-181 6-14 11-25 11-42 0-39-29-70-71-70-79 0-112 124-112 131 0 8 8 8 10 8 9 0 9 0 13-15 25-85 62-105 87-105 8 0 21 0 21 27 0 22-7 45-13 60-39 99-50 137-50 174 0 93 75 106 115 106 143 0 192-282 192-326z">
            <text:p/>
          </draw:path>
          <draw:path draw:style-name="gr6" draw:text-style-name="P13" draw:layer="layout" svg:width="0.198cm" svg:height="0.849cm" svg:x="26.538cm" svg:y="13.429cm" svg:viewBox="0 0 199 850" svg:d="M199 425c0-66-10-168-56-265-52-104-126-160-135-160-4 0-8 4-8 8s0 6 15 21c85 83 134 218 134 396 0 145-31 295-137 401-12 12-12 14-12 16 0 6 4 8 8 8 9 0 87-58 137-167 44-92 54-187 54-258z">
            <text:p/>
          </draw:path>
        </draw:g>
        <draw:frame draw:style-name="gr13" draw:text-style-name="P19" draw:layer="layout" svg:width="7.112cm" svg:height="1.825cm" svg:x="19.558cm" svg:y="1.27cm">
          <draw:text-box>
            <text:p><text:span text:style-name="T30">Answer in </text:span><text:span text:style-name="T31"><text:a xlink:href="https://docs.google.com/spreadsheets/d/1PhApilZmABV6n_Fy74hbK_AW1mvtDYTS4-x_7KtNNWE/edit?usp=sharing" xlink:type="simple">Google Spreadsheet</text:a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draw:custom-shape draw:style-name="gr14" draw:text-style-name="P18" xml:id="id8" draw:id="id8" draw:layer="layout" svg:width="0.86cm" svg:height="0.86cm" svg:x="2.98cm" svg:y="0.93cm">
          <text:p text:style-name="P17"><text:span text:style-name="T2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xml:id="id10" draw:id="id10" draw:layer="layout" svg:width="0.86cm" svg:height="0.859cm" svg:x="2.975cm" svg:y="3.713cm">
          <text:p text:style-name="P17"><text:span text:style-name="T2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xml:id="id9" draw:id="id9" draw:layer="layout" svg:width="0.86cm" svg:height="0.86cm" svg:x="5.268cm" svg:y="0.93cm">
          <text:p text:style-name="P17"><text:span text:style-name="T2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xml:id="id12" draw:id="id12" draw:layer="layout" svg:width="0.86cm" svg:height="0.86cm" svg:x="7.087cm" svg:y="2.134cm">
          <text:p text:style-name="P17"><text:span text:style-name="T29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xml:id="id13" draw:id="id13" draw:layer="layout" svg:width="0.86cm" svg:height="0.86cm" svg:x="9.046cm" svg:y="2.134cm">
          <text:p text:style-name="P17"><text:span text:style-name="T2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xml:id="id11" draw:id="id11" draw:layer="layout" svg:width="0.86cm" svg:height="0.86cm" svg:x="5.268cm" svg:y="3.681cm">
          <text:p text:style-name="P17"><text:span text:style-name="T2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6" draw:layer="layout" draw:type="line" svg:x1="3.84cm" svg:y1="1.36cm" svg:x2="5.268cm" svg:y2="1.36cm" draw:start-shape="id8" draw:start-glue-point="10" draw:end-shape="id9" draw:end-glue-point="6" svg:d="M3840 1360h1428" svg:viewBox="0 0 1429 1">
          <text:p/>
        </draw:connector>
        <draw:connector draw:style-name="gr16" draw:text-style-name="P16" draw:layer="layout" draw:type="line" svg:x1="3.41cm" svg:y1="1.79cm" svg:x2="3.405cm" svg:y2="3.713cm" draw:start-shape="id8" draw:start-glue-point="8" draw:end-shape="id10" draw:end-glue-point="4" svg:d="M3410 1790l-5 1923" svg:viewBox="0 0 6 1924">
          <text:p/>
        </draw:connector>
        <draw:connector draw:style-name="gr16" draw:text-style-name="P16" draw:layer="layout" draw:type="line" svg:x1="3.835cm" svg:y1="4.143cm" svg:x2="5.268cm" svg:y2="4.111cm" draw:start-shape="id10" draw:start-glue-point="10" draw:end-shape="id11" draw:end-glue-point="6" svg:d="M3835 4143l1433-32" svg:viewBox="0 0 1434 33">
          <text:p/>
        </draw:connector>
        <draw:connector draw:style-name="gr16" draw:text-style-name="P16" draw:layer="layout" draw:type="line" svg:x1="6.002cm" svg:y1="3.807cm" svg:x2="7.213cm" svg:y2="2.868cm" draw:start-shape="id11" draw:start-glue-point="11" draw:end-shape="id12" draw:end-glue-point="7" svg:d="M6002 3807l1211-939" svg:viewBox="0 0 1212 940">
          <text:p/>
        </draw:connector>
        <draw:connector draw:style-name="gr16" draw:text-style-name="P16" draw:layer="layout" draw:type="line" svg:x1="7.947cm" svg:y1="2.564cm" svg:x2="9.046cm" svg:y2="2.564cm" draw:start-shape="id12" draw:start-glue-point="10" draw:end-shape="id13" draw:end-glue-point="6" svg:d="M7947 2564h1099" svg:viewBox="0 0 1100 1">
          <text:p/>
        </draw:connector>
        <draw:connector draw:style-name="gr16" draw:text-style-name="P16" draw:layer="layout" draw:type="line" svg:x1="7.213cm" svg:y1="2.26cm" svg:x2="6.002cm" svg:y2="1.664cm" draw:start-shape="id12" draw:start-glue-point="5" draw:end-shape="id9" draw:end-glue-point="9" svg:d="M7213 2260l-1211-596" svg:viewBox="0 0 1212 597">
          <text:p/>
        </draw:connector>
        <draw:custom-shape draw:style-name="gr15" draw:text-style-name="P18" xml:id="id14" draw:id="id14" draw:layer="layout" svg:width="0.86cm" svg:height="0.859cm" svg:x="0.679cm" svg:y="0.931cm">
          <text:p text:style-name="P17"><text:span text:style-name="T2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6" draw:layer="layout" draw:type="line" svg:x1="1.539cm" svg:y1="1.361cm" svg:x2="2.98cm" svg:y2="1.36cm" draw:start-shape="id14" draw:start-glue-point="10" draw:end-shape="id8" draw:end-glue-point="6" svg:d="M1539 1361l1441-1" svg:viewBox="0 0 1442 2">
          <text:p/>
        </draw:connector>
        <draw:frame draw:style-name="standard" draw:layer="layout" svg:width="14.098cm" svg:height="15.746cm" svg:x="11.918cm" svg:y="0.022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29">a</text:span></text:p>
              </table:table-cell>
              <table:table-cell>
                <text:p text:style-name="P3"><text:span text:style-name="T29">b</text:span></text:p>
              </table:table-cell>
              <table:table-cell>
                <text:p text:style-name="P3"><text:span text:style-name="T29">c</text:span></text:p>
              </table:table-cell>
              <table:table-cell>
                <text:p text:style-name="P3"><text:span text:style-name="T29">d</text:span></text:p>
              </table:table-cell>
              <table:table-cell>
                <text:p text:style-name="P3"><text:span text:style-name="T29">e</text:span></text:p>
              </table:table-cell>
              <table:table-cell>
                <text:p text:style-name="P3"><text:span text:style-name="T29">f</text:span></text:p>
              </table:table-cell>
              <table:table-cell>
                <text:p text:style-name="P3"><text:span text:style-name="T29">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9">a</text:span></text:p>
              </table:table-cell>
              <table:table-cell>
                <text:p text:style-name="P3"><text:span text:style-name="T29">0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3</text:span></text:p>
              </table:table-cell>
              <table:table-cell>
                <text:p text:style-name="P3"><text:span text:style-name="T29">3</text:span></text:p>
              </table:table-cell>
              <table:table-cell>
                <text:p text:style-name="P3"><text:span text:style-name="T29">4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9">b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0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9">c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0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9">d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0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9">e</text:span></text:p>
              </table:table-cell>
              <table:table-cell>
                <text:p text:style-name="P3"><text:span text:style-name="T29">3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0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9">f</text:span></text:p>
              </table:table-cell>
              <table:table-cell>
                <text:p text:style-name="P3"><text:span text:style-name="T29">3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0</text:span></text:p>
              </table:table-cell>
              <table:table-cell>
                <text:p text:style-name="P3"><text:span text:style-name="T29">1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9">g</text:span></text:p>
              </table:table-cell>
              <table:table-cell>
                <text:p text:style-name="P3"><text:span text:style-name="T29">4</text:span></text:p>
              </table:table-cell>
              <table:table-cell>
                <text:p text:style-name="P3"><text:span text:style-name="T29">3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3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7" draw:text-style-name="P20" draw:layer="layout" svg:width="6.365cm" svg:height="0.962cm" svg:x="4.826cm" svg:y="14.478cm">
          <draw:text-box>
            <text:p><text:span text:style-name="T32">Matrix is symmetric</text:span></text:p>
          </draw:text-box>
        </draw:frame>
        <draw:custom-shape draw:style-name="gr18" draw:text-style-name="P21" draw:layer="layout" svg:width="12.3cm" svg:height="13.716cm" draw:transform="rotate (-3.14159265358979) translate (25.916cm 15.6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draw:custom-shape draw:style-name="gr14" draw:text-style-name="P18" xml:id="id15" draw:id="id15" draw:layer="layout" svg:width="0.86cm" svg:height="0.86cm" svg:x="2.78cm" svg:y="1.23cm">
          <text:p text:style-name="P17"><text:span text:style-name="T2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xml:id="id17" draw:id="id17" draw:layer="layout" svg:width="0.86cm" svg:height="0.859cm" svg:x="2.775cm" svg:y="4.013cm">
          <text:p text:style-name="P17"><text:span text:style-name="T2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xml:id="id16" draw:id="id16" draw:layer="layout" svg:width="0.86cm" svg:height="0.86cm" svg:x="5.068cm" svg:y="1.23cm">
          <text:p text:style-name="P17"><text:span text:style-name="T2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xml:id="id19" draw:id="id19" draw:layer="layout" svg:width="0.86cm" svg:height="0.86cm" svg:x="6.887cm" svg:y="2.434cm">
          <text:p text:style-name="P17"><text:span text:style-name="T29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xml:id="id20" draw:id="id20" draw:layer="layout" svg:width="0.86cm" svg:height="0.86cm" svg:x="8.846cm" svg:y="2.434cm">
          <text:p text:style-name="P17"><text:span text:style-name="T2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xml:id="id18" draw:id="id18" draw:layer="layout" svg:width="0.86cm" svg:height="0.86cm" svg:x="5.068cm" svg:y="3.981cm">
          <text:p text:style-name="P17"><text:span text:style-name="T2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6" draw:layer="layout" draw:type="line" svg:x1="3.64cm" svg:y1="1.66cm" svg:x2="5.068cm" svg:y2="1.66cm" draw:start-shape="id15" draw:start-glue-point="10" draw:end-shape="id16" draw:end-glue-point="6" svg:d="M3640 1660h1428" svg:viewBox="0 0 1429 1">
          <text:p/>
        </draw:connector>
        <draw:connector draw:style-name="gr16" draw:text-style-name="P16" draw:layer="layout" draw:type="line" svg:x1="3.21cm" svg:y1="2.09cm" svg:x2="3.205cm" svg:y2="4.013cm" draw:start-shape="id15" draw:start-glue-point="8" draw:end-shape="id17" draw:end-glue-point="4" svg:d="M3210 2090l-5 1923" svg:viewBox="0 0 6 1924">
          <text:p/>
        </draw:connector>
        <draw:connector draw:style-name="gr16" draw:text-style-name="P16" draw:layer="layout" draw:type="line" svg:x1="3.635cm" svg:y1="4.443cm" svg:x2="5.068cm" svg:y2="4.411cm" draw:start-shape="id17" draw:start-glue-point="10" draw:end-shape="id18" draw:end-glue-point="6" svg:d="M3635 4443l1433-32" svg:viewBox="0 0 1434 33">
          <text:p/>
        </draw:connector>
        <draw:connector draw:style-name="gr16" draw:text-style-name="P16" draw:layer="layout" draw:type="line" svg:x1="5.802cm" svg:y1="4.107cm" svg:x2="7.013cm" svg:y2="3.168cm" draw:start-shape="id18" draw:start-glue-point="11" draw:end-shape="id19" draw:end-glue-point="7" svg:d="M5802 4107l1211-939" svg:viewBox="0 0 1212 940">
          <text:p/>
        </draw:connector>
        <draw:connector draw:style-name="gr16" draw:text-style-name="P16" draw:layer="layout" draw:type="line" svg:x1="7.747cm" svg:y1="2.864cm" svg:x2="8.846cm" svg:y2="2.864cm" draw:start-shape="id19" draw:start-glue-point="10" draw:end-shape="id20" draw:end-glue-point="6" svg:d="M7747 2864h1099" svg:viewBox="0 0 1100 1">
          <text:p/>
        </draw:connector>
        <draw:connector draw:style-name="gr16" draw:text-style-name="P16" draw:layer="layout" draw:type="line" svg:x1="7.013cm" svg:y1="2.56cm" svg:x2="5.802cm" svg:y2="1.964cm" draw:start-shape="id19" draw:start-glue-point="5" draw:end-shape="id16" draw:end-glue-point="9" svg:d="M7013 2560l-1211-596" svg:viewBox="0 0 1212 597">
          <text:p/>
        </draw:connector>
        <draw:custom-shape draw:style-name="gr15" draw:text-style-name="P18" xml:id="id21" draw:id="id21" draw:layer="layout" svg:width="0.86cm" svg:height="0.859cm" svg:x="0.479cm" svg:y="1.231cm">
          <text:p text:style-name="P17"><text:span text:style-name="T2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6" draw:layer="layout" draw:type="line" svg:x1="1.339cm" svg:y1="1.661cm" svg:x2="2.78cm" svg:y2="1.66cm" draw:start-shape="id21" draw:start-glue-point="10" draw:end-shape="id15" draw:end-glue-point="6" svg:d="M1339 1661l1441-1" svg:viewBox="0 0 1442 2">
          <text:p/>
        </draw:connector>
        <draw:frame draw:style-name="standard" draw:layer="layout" svg:width="17.691cm" svg:height="15.746cm" svg:x="10.207cm" svg:y="0.128cm">
          <table:table table:template-name="default" table:use-first-row-styles="true" table:use-first-column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d</text:p>
              </table:table-cell>
              <table:table-cell>
                <text:p text:style-name="P3">e</text:p>
              </table:table-cell>
              <table:table-cell>
                <text:p text:style-name="P3">f</text:p>
              </table:table-cell>
              <table:table-cell>
                <text:p text:style-name="P3">g</text:p>
              </table:table-cell>
              <table:table-cell>
                <text:p text:style-name="P3">C</text:p>
              </table:table-cell>
              <table:table-cell>
                <text:p text:style-name="P3">HC</text:p>
              </table:table-cell>
            </table:table-row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  <table:table-row table:style-name="ro1" table:default-cell-style-name="ce1">
              <table:table-cell>
                <text:p text:style-name="P3">b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1" table:default-cell-style-name="ce1">
              <table:table-cell>
                <text:p text:style-name="P3">c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10</text:p>
              </table:table-cell>
              <table:table-cell>
                <text:p text:style-name="P3">4.00</text:p>
              </table:table-cell>
            </table:table-row>
            <table:table-row table:style-name="ro1" table:default-cell-style-name="ce1">
              <table:table-cell>
                <text:p text:style-name="P3">d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e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f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2" table:default-cell-style-name="ce1">
              <table:table-cell>
                <text:p text:style-name="P3">g</text:p>
              </table:table-cell>
              <table:table-cell>
                <text:p text:style-name="P3">4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9" draw:text-style-name="P21" draw:layer="layout" svg:width="12.446cm" svg:height="13.716cm" draw:transform="rotate (-3.14159265358979) translate (24.384cm 15.7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0" draw:layer="layout" svg:width="8.382cm" svg:height="5.047cm" svg:x="0.654cm" svg:y="9.87cm">
          <draw:text-box>
            <text:p text:style-name="P22"><text:span text:style-name="T33">Note</text:span><text:span text:style-name="T32"> these pairs are interchangeable:</text:span></text:p>
            <text:p text:style-name="P22"><text:span text:style-name="T32">{(a,g), (b,f), (d,e)}</text:span></text:p>
            <text:p text:style-name="P22"><text:span text:style-name="T32"/></text:p>
            <text:p text:style-name="P22"><text:span text:style-name="T32">Should get the same score</text:span></text:p>
            <text:p><text:span text:style-name="T32"/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 presentation:use-date-time-name="dtd1">
        <draw:frame presentation:style-name="pr8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2" draw:text-style-name="P7" draw:layer="layout" svg:width="25.191cm" svg:height="9.133cm" svg:x="1.399cm" svg:y="4.284cm" presentation:class="outline">
          <draw:text-box>
            <text:list text:style-name="L2">
              <text:list-item>
                <text:p>Closeness and harmonic closeness definitions</text:p>
              </text:list-item>
              <text:list-item>
                <text:p>Try to compute them on your own on a graph</text:p>
              </text:list-item>
              <text:list-item>
                <text:p text:style-name="P11">Practice drawing examples of graphs in which a chosen node has high degree but low closeness, or viceversa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M Sans 122" svg:font-family="'LM Sans 12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M Sans Demi Cond 102" svg:font-family="'LM Sans Demi Cond 10'" style:font-adornments="10 Regular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3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3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9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5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9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1T10:50:40.519250837</dc:date>
    <meta:editing-duration>PT8H1M6S</meta:editing-duration>
    <meta:editing-cycles>72</meta:editing-cycles>
    <meta:generator>LibreOffice/6.4.7.2$Linux_X86_64 LibreOffice_project/40$Build-2</meta:generator>
    <dc:creator>Carlos Castillo</dc:creator>
    <meta:document-statistic meta:object-count="248"/>
  </office:meta>
</office:document-meta>
</file>

<file path=Object 1/content.xml><?xml version="1.0" encoding="utf-8"?>
<math xmlns="http://www.w3.org/1998/Math/MathML" display="block"/>
</file>